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1bbb0"/>
    </style:style>
    <style:style style:name="P2" style:family="paragraph" style:parent-style-name="Standard">
      <style:text-properties officeooo:rsid="0021bbb0" officeooo:paragraph-rsid="0021bbb0"/>
    </style:style>
    <style:style style:name="P3" style:family="paragraph" style:parent-style-name="Standard">
      <style:text-properties fo:font-size="10pt" fo:font-weight="bold" officeooo:rsid="00148734" officeooo:paragraph-rsid="00148734" style:font-size-asian="10pt" style:font-weight-asian="bold" style:font-size-complex="10pt" style:font-weight-complex="bold"/>
    </style:style>
    <style:style style:name="P4" style:family="paragraph" style:parent-style-name="Standard">
      <style:text-properties fo:font-size="10pt" fo:font-weight="bold" officeooo:rsid="0015414b" officeooo:paragraph-rsid="0015414b" style:font-size-asian="10pt" style:font-weight-asian="bold" style:font-size-complex="10pt" style:font-weight-complex="bold"/>
    </style:style>
    <style:style style:name="P5" style:family="paragraph" style:parent-style-name="Standard">
      <style:text-properties fo:font-size="10pt" fo:font-weight="bold" officeooo:rsid="00172676" officeooo:paragraph-rsid="00172676" style:font-size-asian="10pt" style:font-weight-asian="bold" style:font-size-complex="10pt" style:font-weight-complex="bold"/>
    </style:style>
    <style:style style:name="P6" style:family="paragraph" style:parent-style-name="Standard">
      <style:text-properties fo:font-size="10pt" fo:font-weight="bold" officeooo:rsid="00172676" officeooo:paragraph-rsid="0018e694" style:font-size-asian="10pt" style:font-weight-asian="bold" style:font-size-complex="10pt" style:font-weight-complex="bold"/>
    </style:style>
    <style:style style:name="P7" style:family="paragraph" style:parent-style-name="Standard">
      <style:text-properties fo:font-size="10pt" fo:font-weight="bold" officeooo:rsid="001a7bf2" officeooo:paragraph-rsid="001a7bf2" style:font-size-asian="10pt" style:font-weight-asian="bold" style:font-size-complex="10pt" style:font-weight-complex="bold"/>
    </style:style>
    <style:style style:name="P8" style:family="paragraph" style:parent-style-name="Standard">
      <style:text-properties fo:font-size="10pt" fo:font-weight="bold" officeooo:rsid="001ac47d" officeooo:paragraph-rsid="001ac47d" style:font-size-asian="10pt" style:font-weight-asian="bold" style:font-size-complex="10pt" style:font-weight-complex="bold"/>
    </style:style>
    <style:style style:name="P9" style:family="paragraph" style:parent-style-name="Standard">
      <style:text-properties fo:font-size="10pt" fo:font-weight="bold" officeooo:rsid="001cbd91" officeooo:paragraph-rsid="001cbd91" style:font-size-asian="10pt" style:font-weight-asian="bold" style:font-size-complex="10pt" style:font-weight-complex="bold"/>
    </style:style>
    <style:style style:name="P10" style:family="paragraph" style:parent-style-name="Standard">
      <style:text-properties fo:font-size="10pt" fo:font-weight="bold" officeooo:rsid="001e9e1e" officeooo:paragraph-rsid="001e9e1e" style:font-size-asian="10pt" style:font-weight-asian="bold" style:font-size-complex="10pt" style:font-weight-complex="bold"/>
    </style:style>
    <style:style style:name="P11" style:family="paragraph" style:parent-style-name="Standard">
      <style:text-properties fo:font-size="10pt" fo:font-weight="bold" officeooo:rsid="00206f76" officeooo:paragraph-rsid="00206f76" style:font-size-asian="10pt" style:font-weight-asian="bold" style:font-size-complex="10pt" style:font-weight-complex="bold"/>
    </style:style>
    <style:style style:name="P12" style:family="paragraph" style:parent-style-name="Standard">
      <style:text-properties fo:font-size="10pt" fo:font-weight="normal" officeooo:rsid="0015414b" officeooo:paragraph-rsid="0015414b" style:font-size-asian="10pt" style:font-weight-asian="normal" style:font-size-complex="10pt" style:font-weight-complex="normal"/>
    </style:style>
    <style:style style:name="P13" style:family="paragraph" style:parent-style-name="Standard">
      <style:text-properties fo:font-size="10pt" fo:font-weight="normal" officeooo:rsid="00172676" officeooo:paragraph-rsid="00172676" style:font-size-asian="10pt" style:font-weight-asian="normal" style:font-size-complex="10pt" style:font-weight-complex="normal"/>
    </style:style>
    <style:style style:name="P14" style:family="paragraph" style:parent-style-name="Standard">
      <style:text-properties fo:font-size="10pt" fo:font-weight="normal" officeooo:rsid="00172676" officeooo:paragraph-rsid="0018e694" style:font-size-asian="10pt" style:font-weight-asian="normal" style:font-size-complex="10pt" style:font-weight-complex="normal"/>
    </style:style>
    <style:style style:name="P15" style:family="paragraph" style:parent-style-name="Standard">
      <style:text-properties fo:font-size="10pt" fo:font-weight="normal" officeooo:rsid="001ac47d" officeooo:paragraph-rsid="001ac47d" style:font-size-asian="10pt" style:font-weight-asian="normal" style:font-size-complex="10pt" style:font-weight-complex="normal"/>
    </style:style>
    <style:style style:name="P16" style:family="paragraph" style:parent-style-name="Standard">
      <style:text-properties fo:font-size="10pt" fo:font-weight="normal" officeooo:rsid="001e9e1e" officeooo:paragraph-rsid="001e9e1e" style:font-size-asian="10pt" style:font-weight-asian="normal" style:font-size-complex="10pt" style:font-weight-complex="normal"/>
    </style:style>
    <style:style style:name="P17" style:family="paragraph" style:parent-style-name="Standard">
      <style:text-properties fo:font-size="10pt" fo:font-weight="normal" officeooo:rsid="0021bbb0" officeooo:paragraph-rsid="0021bbb0" style:font-size-asian="10pt" style:font-weight-asian="normal" style:font-size-complex="10pt" style:font-weight-complex="normal"/>
    </style:style>
    <style:style style:name="P18" style:family="paragraph" style:parent-style-name="Standard">
      <style:text-properties fo:font-size="10pt" officeooo:paragraph-rsid="0021bbb0" style:font-size-asian="10pt" style:font-size-complex="10pt"/>
    </style:style>
    <style:style style:name="P19" style:family="paragraph" style:parent-style-name="Standard">
      <style:text-properties fo:font-size="10pt" officeooo:rsid="0021bbb0" officeooo:paragraph-rsid="0021bbb0" style:font-size-asian="10pt" style:font-size-complex="10pt"/>
    </style:style>
    <style:style style:name="P20" style:family="paragraph" style:parent-style-name="Table_20_Contents">
      <style:text-properties fo:font-size="10pt" officeooo:rsid="0015414b" officeooo:paragraph-rsid="0015414b" style:font-size-asian="10pt" style:font-size-complex="10pt"/>
    </style:style>
    <style:style style:name="T1" style:family="text">
      <style:text-properties fo:font-weight="normal" officeooo:rsid="0021bbb0" style:font-weight-asian="normal" style:font-weight-complex="normal"/>
    </style:style>
    <style:style style:name="T2"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1bbb0" style:font-size-asian="10pt" style:font-style-asian="normal" style:font-weight-asian="normal" style:font-size-complex="10pt" style:text-emphasize="none"/>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p>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0">Nice Value</text:p>
          </table:table-cell>
          <table:table-cell table:style-name="Table1.B1" office:value-type="string">
            <text:p text:style-name="P20">CPU Utilization</text:p>
          </table:table-cell>
        </table:table-row>
        <table:table-row>
          <table:table-cell table:style-name="Table1.A2" office:value-type="string">
            <text:p text:style-name="P20">0</text:p>
          </table:table-cell>
          <table:table-cell table:style-name="Table1.B2" office:value-type="string">
            <text:p text:style-name="P20">~98</text:p>
          </table:table-cell>
        </table:table-row>
        <table:table-row>
          <table:table-cell table:style-name="Table1.A2" office:value-type="string">
            <text:p text:style-name="P20">5</text:p>
          </table:table-cell>
          <table:table-cell table:style-name="Table1.B2" office:value-type="string">
            <text:p text:style-name="P20">~98</text:p>
          </table:table-cell>
        </table:table-row>
        <table:table-row>
          <table:table-cell table:style-name="Table1.A2" office:value-type="string">
            <text:p text:style-name="P20">10</text:p>
          </table:table-cell>
          <table:table-cell table:style-name="Table1.B2" office:value-type="string">
            <text:p text:style-name="P20">~98</text:p>
          </table:table-cell>
        </table:table-row>
        <table:table-row>
          <table:table-cell table:style-name="Table1.A2" office:value-type="string">
            <text:p text:style-name="P20">15</text:p>
          </table:table-cell>
          <table:table-cell table:style-name="Table1.B2" office:value-type="string">
            <text:p text:style-name="P20">~98</text:p>
          </table:table-cell>
        </table:table-row>
        <table:table-row>
          <table:table-cell table:style-name="Table1.A2" office:value-type="string">
            <text:p text:style-name="P20">20</text:p>
          </table:table-cell>
          <table:table-cell table:style-name="Table1.B2" office:value-type="string">
            <text:p text:style-name="P20">~98</text:p>
          </table:table-cell>
        </table:table-row>
      </table:table>
      <text:p text:style-name="P12">There was virtually no variation of cpu utilization when varying nice values. This is likely because there are no other tasks being run that would use a significant amount of cpu time to compete with cpuTimeWaste. So even though the nice value is increasing, lowering the priority of cpuTimeWaste, there is no other significant program running to compete.</text:p>
      <text:p text:style-name="P4"/>
      <text:p text:style-name="P4">2</text:p>
      <text:p text:style-name="P4"/>
      <text:p text:style-name="P13">With nice value of 5, the instance of cpuTimeWaste with the default nice value has a CPU utilization of ~74%. With a nice value of 6, the CPU utilization of the default instance is ~77%. So the value that was most consistenly close to 75% was 5.</text:p>
      <text:p text:style-name="P5"/>
      <text:p text:style-name="P14">With a nice value of 10, the instance of cpuTimeWaste with the default nice value has a CPU utilization of ~89%. With a nice value of 11, the CPU utilization of the default instance is ~91%. Both values were on average close to 90%.</text:p>
      <text:p text:style-name="P6"/>
      <text:p text:style-name="P7">3</text:p>
      <text:p text:style-name="P7"/>
      <text:p text:style-name="P15">When cpuTimeWasteFIFO was run it slowed interactive processes down significantly. It took a long while for the terminal to accept input into the terminal. This is because FIFO doesn't take into account whether a process is interactive or not, so the terminal input has to wait until a specific part of the cpuTimeWaste program allows another program to run. </text:p>
      <text:p text:style-name="P8"/>
      <text:p text:style-name="P9">4</text:p>
      <text:p text:style-name="P9"/>
      <text:p text:style-name="P16">I didn't notice any significant difference when running cpuTimeWasteFIFO and tokenRR in any order. In both cases, I was able to input a string into the tokenRR terminal, but after that the program never completed the parsing of the tokens. CpuTimeWasteFIFO completely dominated the cpu. This is because when tokenRR goes to parse the input token, it releases cpu control and cpuTimeWasteFIFO takes over and never gives up control. </text:p>
      <text:p text:style-name="P10"/>
      <text:p text:style-name="P11">5</text:p>
      <text:p text:style-name="P11"/>
      <text:p text:style-name="P17">Ran piModified.c five times in quick succession. Each run had the same parameters, 7000000 iterations, and 6 child processes. From this data, the following table was constructed:</text:p>
      <text:p text:style-name="P17"/>
      <text:p text:style-name="P17"/>
      <text:p text:style-name="P17"/>
      <text:p text:style-name="P6"/>
      <text:p text:style-name="P14"><text:s/></text:p>
      <text:p text:style-name="P17"><draw:frame draw:style-name="fr1" draw:name="Object1" text:anchor-type="paragraph" svg:width="19.604cm" svg:height="3.097cm" draw:z-index="0"><draw:object xlink:href="./Object 1" xlink:type="simple" xlink:show="embed" xlink:actuate="onLoad"/><draw:image xlink:href="./ObjectReplacements/Object 1" xlink:type="simple" xlink:show="embed" xlink:actuate="onLoad"/></draw:frame>The times are in microSeconds per process. </text:p>
      <text:p text:style-name="P17"/>
      <text:p text:style-name="P18"/>
      <text:p text:style-name="P18"/>
      <text:p text:style-name="P18"><text:soft-page-break/><text:span text:style-name="T1">Analyzing the data yields the following:<text:line-break/>Average SCHED_OTHER time: </text:span><text:span text:style-name="T2">1329476.93</text:span></text:p>
      <text:p text:style-name="P1"><text:span text:style-name="T4">Average SCHED_FIFO: </text:span><text:span text:style-name="T3">1329905.40</text:span></text:p>
      <text:p text:style-name="P1"/>
      <text:p text:style-name="P2"><text:span text:style-name="T3">SCHED_OTHER, on average, performed ~428 microseconds faster that SCHED_FIFO. This is likely due to the fact that SCHED_OTHER would give precedence to a CPU intensive computation like piModified, whereas SCHED_FIFO would not, and would simply treat all OS processes as equal, hence the slower processing time. </text:span></text:p>
      <text:p text:style-name="P19"><text:span text:style-name="T2"/></text:p>
      <text:p text:style-name="P19"><text:span text:style-name="T2"/></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meta:initial-creator>
    <meta:creation-date>2015-03-01T20:52:50.185142905</meta:creation-date>
    <dc:date>2015-03-05T19:25:25.108815936</dc:date>
    <dc:creator>patrick </dc:creator>
    <meta:editing-duration>PT1H2M55S</meta:editing-duration>
    <meta:editing-cycles>10</meta:editing-cycles>
    <meta:generator>LibreOffice/4.3.3.2$Linux_X86_64 LibreOffice_project/430m0$Build-2</meta:generator>
    <meta:document-statistic meta:table-count="1" meta:image-count="0" meta:object-count="1" meta:page-count="2" meta:paragraph-count="28" meta:word-count="389" meta:character-count="2312" meta:non-whitespace-character-count="19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76cm"/>
    </style:style>
    <style:style style:name="co2" style:family="table-column">
      <style:table-column-properties fo:break-before="auto" style:column-width="5.03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text-position="" fo:font-size="12pt" fo:language="en" fo:country="CA"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fo:font-size="12pt" fo:language="en" fo:country="CA"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number-columns-repeated="5" table:default-cell-style-name="ce2"/>
        <table:table-row table:style-name="ro1">
          <table:table-cell office:value-type="string" calcext:value-type="string">
            <text:p>trial</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row>
        <table:table-row table:style-name="ro2">
          <table:table-cell office:value-type="float" office:value="1" calcext:value-type="float">
            <text:p>1</text:p>
          </table:table-cell>
          <table:table-cell office:value-type="float" office:value="1061554" calcext:value-type="float">
            <text:p>1061554</text:p>
          </table:table-cell>
          <table:table-cell office:value-type="float" office:value="1066946" calcext:value-type="float">
            <text:p>1066946</text:p>
          </table:table-cell>
          <table:table-cell office:value-type="float" office:value="1079472" calcext:value-type="float">
            <text:p>1079472</text:p>
          </table:table-cell>
          <table:table-cell office:value-type="float" office:value="1087633" calcext:value-type="float">
            <text:p>1087633</text:p>
          </table:table-cell>
          <table:table-cell office:value-type="float" office:value="1088046" calcext:value-type="float">
            <text:p>1088046</text:p>
          </table:table-cell>
          <table:table-cell office:value-type="float" office:value="1081739" calcext:value-type="float">
            <text:p>1081739</text:p>
          </table:table-cell>
        </table:table-row>
        <table:table-row table:style-name="ro2">
          <table:table-cell office:value-type="float" office:value="2" calcext:value-type="float">
            <text:p>2</text:p>
          </table:table-cell>
          <table:table-cell office:value-type="float" office:value="1117098" calcext:value-type="float">
            <text:p>1117098</text:p>
          </table:table-cell>
          <table:table-cell office:value-type="float" office:value="1125747" calcext:value-type="float">
            <text:p>1125747</text:p>
          </table:table-cell>
          <table:table-cell office:value-type="float" office:value="1130338" calcext:value-type="float">
            <text:p>1130338</text:p>
          </table:table-cell>
          <table:table-cell office:value-type="float" office:value="1115880" calcext:value-type="float">
            <text:p>1115880</text:p>
          </table:table-cell>
          <table:table-cell office:value-type="float" office:value="1142487" calcext:value-type="float">
            <text:p>1142487</text:p>
          </table:table-cell>
          <table:table-cell office:value-type="float" office:value="1123065" calcext:value-type="float">
            <text:p>1123065</text:p>
          </table:table-cell>
        </table:table-row>
        <table:table-row table:style-name="ro2">
          <table:table-cell office:value-type="float" office:value="3" calcext:value-type="float">
            <text:p>3</text:p>
          </table:table-cell>
          <table:table-cell office:value-type="float" office:value="1068877" calcext:value-type="float">
            <text:p>1068877</text:p>
          </table:table-cell>
          <table:table-cell office:value-type="float" office:value="1092073" calcext:value-type="float">
            <text:p>1092073</text:p>
          </table:table-cell>
          <table:table-cell office:value-type="float" office:value="1097110" calcext:value-type="float">
            <text:p>1097110</text:p>
          </table:table-cell>
          <table:table-cell office:value-type="float" office:value="1111306" calcext:value-type="float">
            <text:p>1111306</text:p>
          </table:table-cell>
          <table:table-cell office:value-type="float" office:value="1112564" calcext:value-type="float">
            <text:p>1112564</text:p>
          </table:table-cell>
          <table:table-cell office:value-type="float" office:value="1113445" calcext:value-type="float">
            <text:p>1113445</text:p>
          </table:table-cell>
        </table:table-row>
        <table:table-row table:style-name="ro2">
          <table:table-cell office:value-type="float" office:value="4" calcext:value-type="float">
            <text:p>4</text:p>
          </table:table-cell>
          <table:table-cell office:value-type="float" office:value="1123706" calcext:value-type="float">
            <text:p>1123706</text:p>
          </table:table-cell>
          <table:table-cell office:value-type="float" office:value="1114377" calcext:value-type="float">
            <text:p>1114377</text:p>
          </table:table-cell>
          <table:table-cell office:value-type="float" office:value="1089873" calcext:value-type="float">
            <text:p>1089873</text:p>
          </table:table-cell>
          <table:table-cell office:value-type="float" office:value="1133479" calcext:value-type="float">
            <text:p>1133479</text:p>
          </table:table-cell>
          <table:table-cell office:value-type="float" office:value="1142218" calcext:value-type="float">
            <text:p>1142218</text:p>
          </table:table-cell>
          <table:table-cell office:value-type="float" office:value="1126892" calcext:value-type="float">
            <text:p>1126892</text:p>
          </table:table-cell>
        </table:table-row>
        <table:table-row table:style-name="ro2">
          <table:table-cell office:value-type="float" office:value="5" calcext:value-type="float">
            <text:p>5</text:p>
          </table:table-cell>
          <table:table-cell office:value-type="float" office:value="2214963" calcext:value-type="float">
            <text:p>2214963</text:p>
          </table:table-cell>
          <table:table-cell office:value-type="float" office:value="2227115" calcext:value-type="float">
            <text:p>2227115</text:p>
          </table:table-cell>
          <table:table-cell office:value-type="float" office:value="2236747" calcext:value-type="float">
            <text:p>2236747</text:p>
          </table:table-cell>
          <table:table-cell office:value-type="float" office:value="2181419" calcext:value-type="float">
            <text:p>2181419</text:p>
          </table:table-cell>
          <table:table-cell office:value-type="float" office:value="2237101" calcext:value-type="float">
            <text:p>2237101</text:p>
          </table:table-cell>
          <table:table-cell office:value-type="float" office:value="2247465" calcext:value-type="float">
            <text:p>22474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5">0000-00-00</text:date>, <text:time style:data-style-name="N2" text:time-value="19:20:24.533595978">00:00:00</text:time></text:p>
        </style:region-right>
      </style:header>
      <style:header-left style:display="false"/>
      <style:footer>
        <text:p>Page <text:page-number>1</text:page-number> / <text:page-count>99</text:page-count></text:p>
      </style:footer>
      <style:footer-left style:display="false"/>
    </style:master-page>
  </office:master-styles>
</office:document-styles>
</file>